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hdpi</text:p>
          </table:table-cell>
          <table:table-cell table:formula="of:=[.B3]*[.D2]" office:value-type="float" office:value="234" calcext:value-type="float">
            <text:p>234</text:p>
          </table:table-cell>
          <table:table-cell table:formula="of:=[.C3]*[.D2]" office:value-type="float" office:value="177" calcext:value-type="float">
            <text:p>177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mdpi</text:p>
          </table:table-cell>
          <table:table-cell office:value-type="float" office:value="156" calcext:value-type="float">
            <text:p>156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hd</text:p>
          </table:table-cell>
          <table:table-cell table:formula="of:=[.B3]*[.D4]" office:value-type="float" office:value="312" calcext:value-type="float">
            <text:p>312</text:p>
          </table:table-cell>
          <table:table-cell table:formula="of:=[.C3]*[.D4]"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xhd</text:p>
          </table:table-cell>
          <table:table-cell table:formula="of:=[.B3]*[.D5]" office:value-type="float" office:value="468" calcext:value-type="float">
            <text:p>468</text:p>
          </table:table-cell>
          <table:table-cell table:formula="of:=[.C3]*[.D5]"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18:32:54.854904000</meta:creation-date>
    <dc:date>2016-11-11T18:36:33.071138000</dc:date>
    <meta:editing-duration>PT3M39S</meta:editing-duration>
    <meta:editing-cycles>1</meta:editing-cycles>
    <meta:document-statistic meta:table-count="1" meta:cell-count="19" meta:object-count="0"/>
    <meta:generator>LibreOffice_Vanilla/5.2.1.1$MacOSX_X86_64 LibreOffice_project/4afc24bb8402fb220914e41da1503f86441578cb</meta:generator>
  </office:meta>
</office:document-meta>
</file>